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>
        <style:tab-stops>
          <style:tab-stop style:type="center" style:position="3.2486in"/>
          <style:tab-stop style:type="left" style:position="4.9222in"/>
        </style:tab-stops>
      </style:paragraph-properties>
    </style:style>
    <style:style style:name="T2" style:parent-style-name="Bekezdésalapbetűtípusa" style:family="text">
      <style:text-properties style:font-name="Times New Roman" style:font-name-complex="Times New Roman"/>
    </style:style>
    <style:style style:name="T3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Normál" style:family="paragraph">
      <style:paragraph-properties>
        <style:tab-stops>
          <style:tab-stop style:type="center" style:position="3.2486in"/>
          <style:tab-stop style:type="left" style:position="4.9222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Listaszerűbekezdés" style:list-style-name="LFO1" style:family="paragraph">
      <style:text-properties style:font-name="Times New Roman" style:font-name-complex="Times New Roman"/>
    </style:style>
    <style:style style:name="P10" style:parent-style-name="Listaszerűbekezdés" style:list-style-name="LFO1" style:family="paragraph">
      <style:text-properties style:font-name="Times New Roman" style:font-name-complex="Times New Roman"/>
    </style:style>
    <style:style style:name="P11" style:parent-style-name="Listaszerűbekezdés" style:list-style-name="LFO1" style:family="paragraph">
      <style:text-properties style:font-name="Times New Roman" style:font-name-complex="Times New Roman"/>
    </style:style>
    <style:style style:name="P12" style:parent-style-name="Listaszerűbekezdés" style:list-style-name="LFO1" style:family="paragraph">
      <style:text-properties style:font-name="Times New Roman" style:font-name-complex="Times New Roman"/>
    </style:style>
    <style:style style:name="P13" style:parent-style-name="Listaszerűbekezdés" style:list-style-name="LFO1" style:family="paragraph">
      <style:text-properties style:font-name="Times New Roman" style:font-name-complex="Times New Roman"/>
    </style:style>
    <style:style style:name="P14" style:parent-style-name="Listaszerűbekezdés" style:list-style-name="LFO1" style:family="paragraph">
      <style:text-properties style:font-name="Times New Roman" style:font-name-complex="Times New Roman"/>
    </style:style>
    <style:style style:name="P15" style:parent-style-name="Listaszerűbekezdés" style:list-style-name="LFO1" style:family="paragraph">
      <style:text-properties style:font-name="Times New Roman" style:font-name-complex="Times New Roman"/>
    </style:style>
    <style:style style:name="P16" style:parent-style-name="Listaszerűbekezdés" style:list-style-name="LFO1" style:family="paragraph">
      <style:text-properties style:font-name="Times New Roman" style:font-name-complex="Times New Roman"/>
    </style:style>
    <style:style style:name="P17" style:parent-style-name="Listaszerűbekezdés" style:list-style-name="LFO1" style:family="paragraph">
      <style:text-properties style:font-name="Times New Roman" style:font-name-complex="Times New Roman"/>
    </style:style>
    <style:style style:name="P18" style:parent-style-name="Listaszerűbekezdés" style:list-style-name="LFO1" style:family="paragraph">
      <style:text-properties style:font-name="Times New Roman" style:font-name-complex="Times New Roman"/>
    </style:style>
    <style:style style:name="P19" style:parent-style-name="Normál" style:family="paragraph">
      <style:text-properties style:font-name="Times New Roman" style:font-name-complex="Times New Roman"/>
    </style:style>
    <style:style style:name="P20" style:parent-style-name="Normá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2"><text:tab/></text:span><text:span text:style-name="T3">Adatbázis-kezelés</text:span><text:span text:style-name="T4"><text:tab/>Neptun kód:</text:span><text:span text:style-name="T5"><text:line-break/></text:span><text:span text:style-name="T6"><text:tab/></text:span><text:span text:style-name="T7"><text:tab/>Név:</text:span></text:p>
      <text:p text:style-name="P8"/>
      <text:list text:style-name="LFO1" text:continue-numbering="true">
        <text:list-item>
          <text:p text:style-name="P9">Rendezd az ügyfeleket születési dátum szerint csökkenő sorrendbe.</text:p>
        </text:list-item>
        <text:list-item>
          <text:p text:style-name="P10">Írd ki azokat az ügyfeleket, akik 1998<text:s/>és<text:s/>2000<text:s/>között születtek.</text:p>
        </text:list-item>
        <text:list-item>
          <text:p text:style-name="P11">Csoportosítsd az ügyfeleket születési hely szerint.</text:p>
        </text:list-item>
        <text:list-item>
          <text:p text:style-name="P12">Írd ki<text:s/>melyik ügyfél melyik szolgáltatótól milyen szolgáltatást rendelt.</text:p>
        </text:list-item>
        <text:list-item>
          <text:p text:style-name="P13">Írd ki a legfiatalabb<text:s/>ügyfél nevét</text:p>
        </text:list-item>
        <text:list-item>
          <text:p text:style-name="P14">Írd ki melyik szolgáltatónak hány ügyfele van.<text:s/>Csak azok a szolgáltatók jelenjenek meg, akiknek legalább három ügyfele van.</text:p>
        </text:list-item>
        <text:list-item>
          <text:p text:style-name="P15">Írd ki minden ügyfél nevét és nemét. Használd a CASE utasítást.</text:p>
        </text:list-item>
        <text:list-item>
          <text:p text:style-name="P16">Írd ki az ügyfelek nevét és azt, hogy melyik szolgáltatóval vannak kapcsolatba. Minden ügyfél neve jelenjen meg a lekérdezésbe.<text:s/></text:p>
        </text:list-item>
        <text:list-item>
          <text:p text:style-name="P17">Írd ki azoknak a hölgyeknek a nevét, akik<text:s/>TV vagy Mobil<text:s/>szolgáltatással rendelkeznek.</text:p>
        </text:list-item>
        <text:list-item>
          <text:p text:style-name="P18">Írd ki azoknak az ügyfeleknek a nevét, akik<text:s/>januárban<text:s/>születtek.</text:p>
        </text:list-item>
      </text:list>
      <text:p text:style-name="P19"><text:s/>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veloper</meta:initial-creator>
    <dc:creator>Developer</dc:creator>
    <meta:creation-date>2021-01-04T11:19:00Z</meta:creation-date>
    <dc:date>2021-01-04T11:19:00Z</dc:date>
    <meta:template xlink:href="Normal" xlink:type="simple"/>
    <meta:editing-cycles>2</meta:editing-cycles>
    <meta:editing-duration>PT60S</meta:editing-duration>
    <meta:document-statistic meta:page-count="1" meta:paragraph-count="1" meta:word-count="101" meta:character-count="800" meta:row-count="5" meta:non-whitespace-character-count="700"/>
  </office:meta>
</office:document-meta>
</file>